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c6d8" officeooo:paragraph-rsid="001ac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xiu de 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8:16.452423701</meta:creation-date>
    <dc:date>2020-02-03T15:38:56.452010819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7.3$Linux_X86_64 LibreOffice_project/00m0$Build-3</meta:generator>
  </office:meta>
</office:document-meta>
</file>